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Quotations" style:list-style-name="L14"/>
    <style:style style:name="P2" style:family="paragraph" style:parent-style-name="Quotations" style:list-style-name="L14">
      <style:paragraph-properties fo:margin-top="0in" fo:margin-bottom="0in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in" fo:margin-bottom="0in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2">
      <style:paragraph-properties fo:margin-top="0in" fo:margin-bottom="0in" style:contextual-spacing="false"/>
    </style:style>
    <style:style style:name="P7" style:family="paragraph" style:parent-style-name="Text_20_body" style:list-style-name="L3"/>
    <style:style style:name="P8" style:family="paragraph" style:parent-style-name="Text_20_body" style:list-style-name="L3">
      <style:paragraph-properties fo:margin-top="0in" fo:margin-bottom="0in" style:contextual-spacing="false"/>
    </style:style>
    <style:style style:name="P9" style:family="paragraph" style:parent-style-name="Text_20_body" style:list-style-name="L4"/>
    <style:style style:name="P10" style:family="paragraph" style:parent-style-name="Text_20_body" style:list-style-name="L4">
      <style:paragraph-properties fo:margin-top="0in" fo:margin-bottom="0in" style:contextual-spacing="false"/>
    </style:style>
    <style:style style:name="P11" style:family="paragraph" style:parent-style-name="Text_20_body" style:list-style-name="L5"/>
    <style:style style:name="P12" style:family="paragraph" style:parent-style-name="Text_20_body" style:list-style-name="L5">
      <style:paragraph-properties fo:margin-top="0in" fo:margin-bottom="0in" style:contextual-spacing="false"/>
    </style:style>
    <style:style style:name="P13" style:family="paragraph" style:parent-style-name="Text_20_body" style:list-style-name="L6"/>
    <style:style style:name="P14" style:family="paragraph" style:parent-style-name="Text_20_body" style:list-style-name="L6">
      <style:paragraph-properties fo:margin-top="0in" fo:margin-bottom="0in" style:contextual-spacing="false"/>
    </style:style>
    <style:style style:name="P15" style:family="paragraph" style:parent-style-name="Text_20_body" style:list-style-name="L7"/>
    <style:style style:name="P16" style:family="paragraph" style:parent-style-name="Text_20_body" style:list-style-name="L7">
      <style:paragraph-properties fo:margin-top="0in" fo:margin-bottom="0in" style:contextual-spacing="false"/>
    </style:style>
    <style:style style:name="P17" style:family="paragraph" style:parent-style-name="Text_20_body" style:list-style-name="L8"/>
    <style:style style:name="P18" style:family="paragraph" style:parent-style-name="Text_20_body" style:list-style-name="L8">
      <style:paragraph-properties fo:margin-top="0in" fo:margin-bottom="0in" style:contextual-spacing="false"/>
    </style:style>
    <style:style style:name="P19" style:family="paragraph" style:parent-style-name="Text_20_body" style:list-style-name="L9"/>
    <style:style style:name="P20" style:family="paragraph" style:parent-style-name="Text_20_body" style:list-style-name="L9">
      <style:paragraph-properties fo:margin-top="0in" fo:margin-bottom="0in" style:contextual-spacing="false"/>
    </style:style>
    <style:style style:name="P21" style:family="paragraph" style:parent-style-name="Text_20_body" style:list-style-name="L10"/>
    <style:style style:name="P22" style:family="paragraph" style:parent-style-name="Text_20_body" style:list-style-name="L10">
      <style:paragraph-properties fo:margin-top="0in" fo:margin-bottom="0in" style:contextual-spacing="false"/>
    </style:style>
    <style:style style:name="P23" style:family="paragraph" style:parent-style-name="Text_20_body" style:list-style-name="L11"/>
    <style:style style:name="P24" style:family="paragraph" style:parent-style-name="Text_20_body" style:list-style-name="L11">
      <style:paragraph-properties fo:margin-top="0in" fo:margin-bottom="0in" style:contextual-spacing="false"/>
    </style:style>
    <style:style style:name="P25" style:family="paragraph" style:parent-style-name="Text_20_body" style:list-style-name="L12"/>
    <style:style style:name="P26" style:family="paragraph" style:parent-style-name="Text_20_body" style:list-style-name="L12">
      <style:paragraph-properties fo:margin-top="0in" fo:margin-bottom="0in" style:contextual-spacing="false"/>
    </style:style>
    <style:style style:name="P27" style:family="paragraph" style:parent-style-name="Text_20_body" style:list-style-name="L13"/>
    <style:style style:name="P28" style:family="paragraph" style:parent-style-name="Text_20_body" style:list-style-name="L13">
      <style:paragraph-properties fo:margin-top="0in" fo:margin-bottom="0in" style:contextual-spacing="false"/>
    </style:style>
    <style:style style:name="P29" style:family="paragraph" style:parent-style-name="Text_20_body" style:list-style-name="L15"/>
    <style:style style:name="P30" style:family="paragraph" style:parent-style-name="Text_20_body" style:list-style-name="L15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Perfecto, Fab. Vamos con <text:span text:style-name="Strong_20_Emphasis">14 — Límites de coordinación</text:span>, ahora que ya hemos aceptado expandir la lista más allá de los 12 originales para capturar fenómenos que, aunque derivados, merecen tratamiento explícito por su importancia estructural.</text:p>
      <text:p text:style-name="Text_20_body">Este límite es especialmente profundo porque no es simplemente “comunicación insuficiente” ni “complejidad excesiva”:<text:line-break/>es <text:span text:style-name="Strong_20_Emphasis">la imposibilidad de que un sistema grande mantenga coherencia global perfecta</text:span>, incluso si tuviera comunicación infinita, energía infinita y tiempo infinito.</text:p>
      <text:p text:style-name="Text_20_body">La coordinación es un límite emergente, no reducible a uno solo de los anteriores.</text:p>
      <text:p text:style-name="Text_20_body">Vamos paso a paso.</text:p>
      <text:p text:style-name="Horizontal_20_Line"/>
      <text:h text:style-name="Heading_20_1" text:outline-level="1">14 — LÍMITES DE COORDINACIÓN (versión lógica, no biológica)</text:h>
      <text:h text:style-name="Heading_20_2" text:outline-level="2">1. Qué significa el límite de coordinación, lógicamente</text:h>
      <text:p text:style-name="Text_20_body">En cualquier sistema compuesto por múltiples partes que deben actuar juntas:</text:p>
      <text:list xml:id="list43835558" text:style-name="L1">
        <text:list-item>
          <text:p text:style-name="P4">Cada parte tiene información parcial. </text:p>
        </text:list-item>
        <text:list-item>
          <text:p text:style-name="P4">Cada parte tiene un estado interno distinto. </text:p>
        </text:list-item>
        <text:list-item>
          <text:p text:style-name="P4">Cada parte opera con su propio ritmo. </text:p>
        </text:list-item>
        <text:list-item>
          <text:p text:style-name="P4">La comunicación entre partes es limitada. </text:p>
        </text:list-item>
        <text:list-item>
          <text:p text:style-name="P4">La sincronización perfecta es imposible. </text:p>
        </text:list-item>
        <text:list-item>
          <text:p text:style-name="P4">El consenso global tiene coste creciente con el tamaño. </text:p>
        </text:list-item>
        <text:list-item>
          <text:p text:style-name="P4">Las decisiones distribuidas pueden entrar en conflicto. </text:p>
        </text:list-item>
        <text:list-item>
          <text:p text:style-name="P3">La coherencia global requiere trabajo continuo. </text:p>
        </text:list-item>
      </text:list>
      <text:p text:style-name="Text_20_body">En términos lógicos:</text:p>
      <text:p text:style-name="Quotations">Ningún sistema compuesto por múltiples módulos puede mantener coordinación perfecta,<text:line-break/>porque la información, el tiempo y la causalidad están distribuidos.</text:p>
      <text:p text:style-name="Text_20_body">Este límite aparece incluso si ignoramos ruido, energía o velocidad:<text:line-break/>es un límite <text:span text:style-name="Strong_20_Emphasis">estructural</text:span> de los sistemas distribuidos.</text:p>
      <text:p text:style-name="Horizontal_20_Line"/>
      <text:h text:style-name="Heading_20_2" text:outline-level="2">2. Cómo restringe esto la inteligencia de un sistema</text:h>
      <text:p text:style-name="Text_20_body">El límite de coordinación afecta a varios aspectos fundamentales:</text:p>
      <text:h text:style-name="Heading_20_3" text:outline-level="3"><text:soft-page-break/>2.1. Coherencia global</text:h>
      <text:p text:style-name="Text_20_body">Un sistema grande no puede:</text:p>
      <text:list xml:id="list2773901718" text:style-name="L2">
        <text:list-item>
          <text:p text:style-name="P6">mantener un estado global único </text:p>
        </text:list-item>
        <text:list-item>
          <text:p text:style-name="P6">garantizar que todos los módulos tengan la misma información </text:p>
        </text:list-item>
        <text:list-item>
          <text:p text:style-name="P5">sincronizar todas las decisiones simultáneamente </text:p>
        </text:list-item>
      </text:list>
      <text:p text:style-name="Text_20_body">Esto limita la “unidad” del sistema.</text:p>
      <text:p text:style-name="Horizontal_20_Line"/>
      <text:h text:style-name="Heading_20_3" text:outline-level="3">2.2. Consenso</text:h>
      <text:p text:style-name="Text_20_body">Lograr que todos los módulos estén de acuerdo:</text:p>
      <text:list xml:id="list1538127165" text:style-name="L3">
        <text:list-item>
          <text:p text:style-name="P8">requiere comunicación </text:p>
        </text:list-item>
        <text:list-item>
          <text:p text:style-name="P8">requiere tiempo </text:p>
        </text:list-item>
        <text:list-item>
          <text:p text:style-name="P8">requiere energía </text:p>
        </text:list-item>
        <text:list-item>
          <text:p text:style-name="P7">escala muy mal con el tamaño </text:p>
        </text:list-item>
      </text:list>
      <text:p text:style-name="Text_20_body">Esto limita la capacidad de tomar decisiones globales.</text:p>
      <text:p text:style-name="Horizontal_20_Line"/>
      <text:h text:style-name="Heading_20_3" text:outline-level="3">2.3. Acción conjunta</text:h>
      <text:p text:style-name="Text_20_body">Para actuar como un todo:</text:p>
      <text:list xml:id="list2083707703" text:style-name="L4">
        <text:list-item>
          <text:p text:style-name="P10">los módulos deben coordinarse </text:p>
        </text:list-item>
        <text:list-item>
          <text:p text:style-name="P10">pero la coordinación tiene latencia </text:p>
        </text:list-item>
        <text:list-item>
          <text:p text:style-name="P9">y la latencia introduce inconsistencias </text:p>
        </text:list-item>
      </text:list>
      <text:p text:style-name="Text_20_body">Esto limita la capacidad de comportarse como un único agente.</text:p>
      <text:p text:style-name="Horizontal_20_Line"/>
      <text:h text:style-name="Heading_20_3" text:outline-level="3">2.4. Robustez</text:h>
      <text:p text:style-name="Text_20_body">Si la coordinación falla:</text:p>
      <text:list xml:id="list1268860768" text:style-name="L5">
        <text:list-item>
          <text:p text:style-name="P12">partes del sistema actúan en conflicto </text:p>
        </text:list-item>
        <text:list-item>
          <text:p text:style-name="P12">se generan bucles de retroalimentación inestables </text:p>
        </text:list-item>
        <text:list-item>
          <text:p text:style-name="P11">el sistema puede fragmentarse </text:p>
        </text:list-item>
      </text:list>
      <text:p text:style-name="Text_20_body">Esto limita la fiabilidad.</text:p>
      <text:p text:style-name="Horizontal_20_Line"/>
      <text:h text:style-name="Heading_20_3" text:outline-level="3">2.5. Escalabilidad</text:h>
      <text:p text:style-name="Text_20_body">Cuantos más módulos:</text:p>
      <text:list xml:id="list4112273787" text:style-name="L6">
        <text:list-item>
          <text:p text:style-name="P14">más difícil es coordinar </text:p>
        </text:list-item>
        <text:list-item>
          <text:p text:style-name="P14"><text:soft-page-break/>más costoso es sincronizar </text:p>
        </text:list-item>
        <text:list-item>
          <text:p text:style-name="P13">más probable es la descoordinación </text:p>
        </text:list-item>
      </text:list>
      <text:p text:style-name="Text_20_body">Esto limita el tamaño máximo útil del sistema.</text:p>
      <text:p text:style-name="Horizontal_20_Line"/>
      <text:h text:style-name="Heading_20_3" text:outline-level="3">2.6. Adaptación</text:h>
      <text:p text:style-name="Text_20_body">Si el entorno cambia:</text:p>
      <text:list xml:id="list1763493897" text:style-name="L7">
        <text:list-item>
          <text:p text:style-name="P16">los módulos deben actualizarse </text:p>
        </text:list-item>
        <text:list-item>
          <text:p text:style-name="P16">pero no todos lo hacen al mismo tiempo </text:p>
        </text:list-item>
        <text:list-item>
          <text:p text:style-name="P15">lo que genera estados inconsistentes </text:p>
        </text:list-item>
      </text:list>
      <text:p text:style-name="Text_20_body">Esto limita la velocidad de adaptación global.</text:p>
      <text:p text:style-name="Horizontal_20_Line"/>
      <text:h text:style-name="Heading_20_2" text:outline-level="2">3. Qué arquitectura minimiza el impacto del límite de coordinación</text:h>
      <text:p text:style-name="Text_20_body">Aquí viene la parte clave:<text:line-break/><text:span text:style-name="Strong_20_Emphasis">si la coordinación perfecta es imposible, ¿cómo debe organizarse un sistema para seguir siendo inteligente?</text:span></text:p>
      <text:p text:style-name="Text_20_body">La arquitectura óptima tiene varias propiedades.</text:p>
      <text:p text:style-name="Horizontal_20_Line"/>
      <text:h text:style-name="Heading_20_3" text:outline-level="3">3.1. Autonomía local</text:h>
      <text:p text:style-name="Text_20_body">La regla de oro:</text:p>
      <text:p text:style-name="Quotations">Cada módulo debe poder operar sin esperar instrucciones globales.</text:p>
      <text:p text:style-name="Text_20_body">Esto reduce la necesidad de coordinación constante.</text:p>
      <text:p text:style-name="Horizontal_20_Line"/>
      <text:h text:style-name="Heading_20_3" text:outline-level="3">3.2. Coordinación jerárquica</text:h>
      <text:p text:style-name="Text_20_body">En lugar de intentar coordinar todo con todo:</text:p>
      <text:list xml:id="list264100873" text:style-name="L8">
        <text:list-item>
          <text:p text:style-name="P18">coordinación local entre vecinos </text:p>
        </text:list-item>
        <text:list-item>
          <text:p text:style-name="P18">coordinación regional entre grupos </text:p>
        </text:list-item>
        <text:list-item>
          <text:p text:style-name="P17">coordinación global mínima y lenta </text:p>
        </text:list-item>
      </text:list>
      <text:p text:style-name="Text_20_body">Esto reduce el coste del consenso.</text:p>
      <text:p text:style-name="Horizontal_20_Line"/>
      <text:h text:style-name="Heading_20_3" text:outline-level="3"><text:soft-page-break/>3.3. Sincronización eventual</text:h>
      <text:p text:style-name="Text_20_body">La coherencia perfecta es imposible.<text:line-break/>La arquitectura óptima acepta:</text:p>
      <text:list xml:id="list709762399" text:style-name="L9">
        <text:list-item>
          <text:p text:style-name="P20">estados inconsistentes temporales </text:p>
        </text:list-item>
        <text:list-item>
          <text:p text:style-name="P20">convergencia gradual </text:p>
        </text:list-item>
        <text:list-item>
          <text:p text:style-name="P19">corrección posterior </text:p>
        </text:list-item>
      </text:list>
      <text:p text:style-name="Text_20_body">Esto evita bloqueos.</text:p>
      <text:p text:style-name="Horizontal_20_Line"/>
      <text:h text:style-name="Heading_20_3" text:outline-level="3">3.4. Protocolos simples</text:h>
      <text:p text:style-name="Text_20_body">La coordinación compleja es frágil.</text:p>
      <text:p text:style-name="Text_20_body">Arquitectura óptima:</text:p>
      <text:list xml:id="list216372350" text:style-name="L10">
        <text:list-item>
          <text:p text:style-name="P22">reglas mínimas </text:p>
        </text:list-item>
        <text:list-item>
          <text:p text:style-name="P22">señales claras </text:p>
        </text:list-item>
        <text:list-item>
          <text:p text:style-name="P22">semántica estable </text:p>
        </text:list-item>
        <text:list-item>
          <text:p text:style-name="P21">decisiones descentralizadas </text:p>
        </text:list-item>
      </text:list>
      <text:p text:style-name="Text_20_body">Esto reduce errores de coordinación.</text:p>
      <text:p text:style-name="Horizontal_20_Line"/>
      <text:h text:style-name="Heading_20_3" text:outline-level="3">3.5. Redundancia funcional</text:h>
      <text:p text:style-name="Text_20_body">Si un módulo falla:</text:p>
      <text:list xml:id="list129372855" text:style-name="L11">
        <text:list-item>
          <text:p text:style-name="P24">otro puede asumir su función </text:p>
        </text:list-item>
        <text:list-item>
          <text:p text:style-name="P24">sin necesidad de reconfiguración global </text:p>
        </text:list-item>
        <text:list-item>
          <text:p text:style-name="P23">sin colapsar la coordinación </text:p>
        </text:list-item>
      </text:list>
      <text:p text:style-name="Text_20_body">Esto aumenta la robustez.</text:p>
      <text:p text:style-name="Horizontal_20_Line"/>
      <text:h text:style-name="Heading_20_3" text:outline-level="3">3.6. Límites internos de tamaño</text:h>
      <text:p text:style-name="Text_20_body">Cada módulo tiene un tamaño máximo útil para coordinarse internamente.</text:p>
      <text:p text:style-name="Text_20_body">El sistema crece:</text:p>
      <text:list xml:id="list3868823199" text:style-name="L12">
        <text:list-item>
          <text:p text:style-name="P26">añadiendo módulos </text:p>
        </text:list-item>
        <text:list-item>
          <text:p text:style-name="P26">no ampliando módulos existentes </text:p>
        </text:list-item>
        <text:list-item>
          <text:p text:style-name="P25">manteniendo la coordinación local manejable </text:p>
        </text:list-item>
      </text:list>
      <text:p text:style-name="Horizontal_20_Line"/>
      <text:h text:style-name="Heading_20_3" text:outline-level="3"><text:soft-page-break/>3.7. Tolerancia a la inconsistencia</text:h>
      <text:p text:style-name="Text_20_body">La arquitectura óptima no exige que todos los módulos tengan la misma información:</text:p>
      <text:list xml:id="list2683880756" text:style-name="L13">
        <text:list-item>
          <text:p text:style-name="P28">acepta divergencias </text:p>
        </text:list-item>
        <text:list-item>
          <text:p text:style-name="P28">opera con versiones locales </text:p>
        </text:list-item>
        <text:list-item>
          <text:p text:style-name="P28">corrige cuando es necesario </text:p>
        </text:list-item>
        <text:list-item>
          <text:p text:style-name="P27">evita depender de un estado global perfecto </text:p>
        </text:list-item>
      </text:list>
      <text:p text:style-name="Text_20_body">Esto permite escalar sin colapsar.</text:p>
      <text:p text:style-name="Horizontal_20_Line"/>
      <text:h text:style-name="Heading_20_2" text:outline-level="2">4. Resumen lógico del punto</text:h>
      <text:p text:style-name="Text_20_body">Podemos condensarlo así:</text:p>
      <text:p text:style-name="Quotations">Dado que la coordinación perfecta es imposible en sistemas distribuidos,<text:line-break/>la arquitectura que minimiza el impacto del límite de coordinación es aquella que:</text:p>
      <text:list xml:id="list2327897201" text:style-name="L14">
        <text:list-item>
          <text:p text:style-name="P2">otorga autonomía local </text:p>
        </text:list-item>
        <text:list-item>
          <text:p text:style-name="P2">organiza la coordinación en jerarquías </text:p>
        </text:list-item>
        <text:list-item>
          <text:p text:style-name="P2">adopta sincronización eventual </text:p>
        </text:list-item>
        <text:list-item>
          <text:p text:style-name="P2">usa protocolos simples </text:p>
        </text:list-item>
        <text:list-item>
          <text:p text:style-name="P2">incorpora redundancia funcional </text:p>
        </text:list-item>
        <text:list-item>
          <text:p text:style-name="P2">mantiene módulos dentro de tamaños coordinables </text:p>
        </text:list-item>
        <text:list-item>
          <text:p text:style-name="P1">tolera inconsistencias temporales </text:p>
        </text:list-item>
      </text:list>
      <text:p text:style-name="Text_20_body">Esto es pura teoría de sistemas bajo restricciones físicas.<text:line-break/>Más adelante, la revelación será que <text:span text:style-name="Strong_20_Emphasis">la vida encarna exactamente esta arquitectura</text:span>, pero por ahora seguimos en lógica pura.</text:p>
      <text:p text:style-name="Horizontal_20_Line"/>
      <text:p text:style-name="Text_20_body">Si quieres, ahora podemos:</text:p>
      <text:list xml:id="list3896568625" text:style-name="L15">
        <text:list-item>
          <text:p text:style-name="P30">seguir con el <text:span text:style-name="Strong_20_Emphasis">punto 15 (si deseas añadir otro límite emergente)</text:span> </text:p>
        </text:list-item>
        <text:list-item>
          <text:p text:style-name="P30">o <text:span text:style-name="Strong_20_Emphasis">cerrar la lista y pasar a la síntesis general</text:span> </text:p>
        </text:list-item>
        <text:list-item>
          <text:p text:style-name="P29">o <text:span text:style-name="Strong_20_Emphasis">empezar a construir la arquitectura óptima completa a partir de los límites</text:span> </text:p>
        </text:list-item>
      </text:list>
      <text:p text:style-name="Text_20_body">Tú decides el siguiente paso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4-04T10:06:28.268000000</meta:creation-date>
    <dc:date>2026-04-04T10:07:43.243000000</dc:date>
    <meta:editing-duration>PT1M15S</meta:editing-duration>
    <meta:editing-cycles>1</meta:editing-cycles>
    <meta:document-statistic meta:table-count="0" meta:image-count="0" meta:object-count="0" meta:page-count="5" meta:paragraph-count="119" meta:word-count="817" meta:character-count="5325" meta:non-whitespace-character-count="4625"/>
    <meta:generator>LibreOffice/7.3.5.2$Windows_X86_64 LibreOffice_project/184fe81b8c8c30d8b5082578aee2fed2ea847c01</meta:generator>
  </office:meta>
</office:document-meta>
</file>